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M32L452RET6 / STM32L452RCT6 Other devices are not checked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xternal = with ESD protection, Internal = no extra ESD protec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Internal GPIO: at some pin header a wire can be soldered onto thi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imary usage</text:p>
          </table:table-cell>
          <table:table-cell office:value-type="string" calcext:value-type="string">
            <text:p>Alternate usage</text:p>
          </table:table-cell>
          <table:table-cell office:value-type="string" calcext:value-type="string">
            <text:p>5V ok?</text:p>
          </table:table-cell>
          <table:table-cell office:value-type="string" calcext:value-type="string">
            <text:p>Bootloader?</text:p>
          </table:table-cell>
          <table:table-cell office:value-type="string" calcext:value-type="string">
            <text:p>Usage restriction (lock pin config)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table:style-name="ce1" office:value-type="string" calcext:value-type="string">
            <text:p>External GPIO or PWM or ADC5</text:p>
          </table:table-cell>
          <table:table-cell office:value-type="string" calcext:value-type="string">
            <text:p>External open collect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table:style-name="ce1" office:value-type="string" calcext:value-type="string">
            <text:p>External GPIO or PWM or ADC6</text:p>
          </table:table-cell>
          <table:table-cell office:value-type="string" calcext:value-type="string">
            <text:p>External open collecto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table:style-name="ce1" office:value-type="string" calcext:value-type="string">
            <text:p>External GPIO or USART T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table:style-name="ce1" office:value-type="string" calcext:value-type="string">
            <text:p>External GPIO or USART R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table:style-name="ce1" office:value-type="string" calcext:value-type="string">
            <text:p>External GPIO or DAC or ADC9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elais 4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Internal GPIO (Motor2 R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Internal GPIO (Motor2 F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Backlight PWM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Relais 1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Rs232 enable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B -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shpull</text:p>
          </table:table-cell>
          <table:table-cell office:value-type="string" calcext:value-type="string">
            <text:p>Alternate mode only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B +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shpull</text:p>
          </table:table-cell>
          <table:table-cell office:value-type="string" calcext:value-type="string">
            <text:p>Alternate mode only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LED1 red</text:p>
          </table:table-cell>
          <table:table-cell office:value-type="string" calcext:value-type="string">
            <text:p>Internal GPIO or STLI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LED1 green</text:p>
          </table:table-cell>
          <table:table-cell office:value-type="string" calcext:value-type="string">
            <text:p>Internal GPIO or STLIN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Key left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Internal GPIO <text:s/>(Motor1 R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Internal GPIO (Motor1 F)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IR sign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style-name="ce1" office:value-type="string" calcext:value-type="string">
            <text:p>External GPIO or SPI1 SCK</text:p>
          </table:table-cell>
          <table:table-cell office:value-type="string" calcext:value-type="string">
            <text:p>STLINK D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table:style-name="ce1" office:value-type="string" calcext:value-type="string">
            <text:p>External GPIO or SPI1 MISO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table:style-name="ce1" office:value-type="string" calcext:value-type="string">
            <text:p>External GPIO or SPI1 MO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RS232 TX by USART1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RS232 RX by USART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alternate mode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LED2 red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Key righ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ESP-01 RX by USART3</text:p>
          </table:table-cell>
          <table:table-cell office:value-type="string" calcext:value-type="string">
            <text:p>Internal GPIO or USART3 R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f ESP-01 found, input with alternate mode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ESP-01 TX by USART3</text:p>
          </table:table-cell>
          <table:table-cell office:value-type="string" calcext:value-type="string">
            <text:p>Internal GPIO or USART3 T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Relais 2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 SCK for LCD, flash, touch</text:p>
          </table:table-cell>
          <table:table-cell office:value-type="string" calcext:value-type="string">
            <text:p>Internal GPIO or SPI2 S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 MISO for LCD, flash, touch</text:p>
          </table:table-cell>
          <table:table-cell office:value-type="string" calcext:value-type="string">
            <text:p>Internal GPIO or SPI2 MIS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 office:value-type="string" calcext:value-type="string">
            <text:p>Input with alternate mode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 MOSI for LCD, flash, touch</text:p>
          </table:table-cell>
          <table:table-cell office:value-type="string" calcext:value-type="string">
            <text:p>Internal GPIO or SPI2 MOS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lldown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 table:style-name="ce1" office:value-type="string" calcext:value-type="string">
            <text:p>External GPIO or ADC1 or I2C</text:p>
          </table:table-cell>
          <table:table-cell office:value-type="string" calcext:value-type="string">
            <text:p>Touch screen chip selec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table:style-name="ce1" office:value-type="string" calcext:value-type="string">
            <text:p>External GPIO or ADC2 or I2C</text:p>
          </table:table-cell>
          <table:table-cell office:value-type="string" calcext:value-type="string">
            <text:p>LCD reset lin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table:style-name="ce1" office:value-type="string" calcext:value-type="string">
            <text:p>External GPIO or ADC3</text:p>
          </table:table-cell>
          <table:table-cell office:value-type="string" calcext:value-type="string">
            <text:p>IR power enabl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table:style-name="ce1" office:value-type="string" calcext:value-type="string">
            <text:p>External GPIO or ADC4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Flash chip select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SP-01 power enable</text:p>
          </table:table-cell>
          <table:table-cell office:value-type="string" calcext:value-type="string">
            <text:p>Internal open collector high sid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Relais 3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LCD A0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Key down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LCD CS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PI3 SCK to AV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PI3 MISO from AV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PI3 MOSI to AVR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Key up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 with pullup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32kHz cryst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32kHz crystal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LED2 green</text:p>
          </table:table-cell>
          <table:table-cell office:value-type="string" calcext:value-type="string">
            <text:p>Internal GPIO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0</text:p>
          </table:table-cell>
          <table:table-cell office:value-type="string" calcext:value-type="string">
            <text:p>8MHz crystal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8MHz crystal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Boot pin, connected to PC11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.00.0000</text:date>, <text:time style:data-style-name="N2" text:time-value="16:40:36.4850963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8T15:15:57.311958309</meta:creation-date>
    <dc:date>2022-01-16T16:41:49.380832497</dc:date>
    <dc:creator>Malte Marwedel</dc:creator>
    <meta:editing-duration>PT1H23M33S</meta:editing-duration>
    <meta:editing-cycles>28</meta:editing-cycles>
    <meta:generator>LibreOffice/7.0.4.2$Linux_X86_64 LibreOffice_project/00$Build-2</meta:generator>
    <meta:document-statistic meta:table-count="1" meta:cell-count="218" meta:object-count="0"/>
  </office:meta>
</office:document-meta>
</file>